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7C0A15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  <style:text-properties fo:color="#ff0000" loext:opacity="100%" fo:font-size="28pt" style:font-size-asian="32pt" style:font-size-complex="32pt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color="#ff0000" loext:opacity="100%" fo:font-size="28pt" fo:font-weight="bold" style:font-size-asian="32pt" style:font-weight-asian="bold" style:font-size-complex="32pt" style:font-weight-complex="bold"/>
    </style:style>
    <style:style style:name="T1" style:family="text">
      <style:text-properties fo:color="#ff0000" loext:opacity="100%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465cm" svg:height="27.699cm" svg:x="1.285cm" svg:y="0.301cm">
          <draw:image xlink:href="Pictures/1000000000000400000006007C0A15D5.png" xlink:type="simple" xlink:show="embed" xlink:actuate="onLoad" draw:mime-type="image/png">
            <text:p/>
          </draw:image>
        </draw:frame>
        <draw:frame draw:style-name="gr2" draw:text-style-name="P3" draw:layer="layout" svg:width="18.5cm" svg:height="7.75cm" svg:x="1.25cm" svg:y="9cm">
          <draw:text-box>
            <text:p text:style-name="P2"><text:span text:style-name="T1">Auteur : Chat GPT</text:span></text:p>
            <text:p text:style-name="P2"><text:span text:style-name="T1">Nom du tableau : Malcesine sur le lac de Garde et le renard</text:span></text:p>
            <text:p text:style-name="P2"><text:span text:style-name="T1">Dimensions : 110 × 110 cm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6T11:58:34.684510300</meta:creation-date>
    <dc:date>2025-05-07T11:59:16.123137100</dc:date>
    <meta:editing-duration>PT13M36S</meta:editing-duration>
    <meta:editing-cycles>2</meta:editing-cycles>
    <meta:generator>LibreOffice/25.2.3.2$Windows_X86_64 LibreOffice_project/bbb074479178df812d175f709636b368952c2ce3</meta:generator>
    <meta:document-statistic meta:object-count="2"/>
  </office:meta>
</office:document-meta>
</file>